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62dfb" officeooo:paragraph-rsid="00062dfb"/>
    </style:style>
    <style:style style:name="P2" style:family="paragraph" style:parent-style-name="Header">
      <style:text-properties officeooo:rsid="00062dfb" officeooo:paragraph-rsid="0020fca9"/>
    </style:style>
    <style:style style:name="P3" style:family="paragraph" style:parent-style-name="Header">
      <style:text-properties officeooo:rsid="0021ea57" officeooo:paragraph-rsid="0021ea57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0470e1" officeooo:paragraph-rsid="002281fc"/>
    </style:style>
    <style:style style:name="P5" style:family="paragraph" style:parent-style-name="Standard">
      <style:paragraph-properties fo:text-align="justify" style:justify-single-word="false"/>
      <style:text-properties fo:language="fr" fo:country="FR" officeooo:rsid="000470e1" officeooo:paragraph-rsid="000470e1"/>
    </style:style>
    <style:style style:name="P6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b3536" officeooo:paragraph-rsid="000b3536"/>
    </style:style>
    <style:style style:name="P7" style:family="paragraph" style:parent-style-name="Standard">
      <style:paragraph-properties fo:text-align="justify" style:justify-single-word="false"/>
      <style:text-properties fo:language="fr" fo:country="FR" style:text-underline-style="none" officeooo:rsid="000b3536" officeooo:paragraph-rsid="000b3536"/>
    </style:style>
    <style:style style:name="P8" style:family="paragraph" style:parent-style-name="Standard">
      <style:paragraph-properties fo:text-align="center" style:justify-single-word="false"/>
      <style:text-properties fo:font-size="18pt" fo:language="fr" fo:country="FR" fo:font-weight="bold" officeooo:rsid="000470e1" officeooo:paragraph-rsid="000470e1" style:font-size-asian="18pt" style:font-weight-asian="bold" style:font-size-complex="18pt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26f733" officeooo:paragraph-rsid="0026f733"/>
    </style:style>
    <style:style style:name="P10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26f733" officeooo:paragraph-rsid="00370c6c"/>
    </style:style>
    <style:style style:name="P11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0b3536" officeooo:paragraph-rsid="000b3536"/>
    </style:style>
    <style:style style:name="P12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0b3536" officeooo:paragraph-rsid="001ae90b"/>
    </style:style>
    <style:style style:name="P13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1ae90b" officeooo:paragraph-rsid="001ba44f"/>
    </style:style>
    <style:style style:name="P14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1ae90b" officeooo:paragraph-rsid="001ae90b"/>
    </style:style>
    <style:style style:name="P15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3eb378" officeooo:paragraph-rsid="003eb378"/>
    </style:style>
    <style:style style:name="P16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404781" officeooo:paragraph-rsid="00404781"/>
    </style:style>
    <style:style style:name="P17" style:family="paragraph" style:parent-style-name="Standard">
      <style:paragraph-properties fo:text-align="justify" style:justify-single-word="false"/>
      <style:text-properties fo:language="fr" fo:country="FR" style:text-underline-style="none" officeooo:rsid="0028d7f0" officeooo:paragraph-rsid="0028d7f0"/>
    </style:style>
    <style:style style:name="P18" style:family="paragraph" style:parent-style-name="Standard">
      <style:paragraph-properties fo:text-align="justify" style:justify-single-word="false"/>
      <style:text-properties fo:language="fr" fo:country="FR" style:text-underline-style="none" officeooo:rsid="004354df" officeooo:paragraph-rsid="004354df"/>
    </style:style>
    <style:style style:name="P19" style:family="paragraph" style:parent-style-name="Standard">
      <style:paragraph-properties fo:text-align="justify" style:justify-single-word="false"/>
      <style:text-properties fo:language="fr" fo:country="FR" style:text-underline-style="none" officeooo:rsid="00452b86" officeooo:paragraph-rsid="00452b86"/>
    </style:style>
    <style:style style:name="P20" style:family="paragraph" style:parent-style-name="Standard">
      <style:paragraph-properties fo:text-align="justify" style:justify-single-word="false"/>
      <style:text-properties fo:language="fr" fo:country="FR" style:text-underline-style="none" officeooo:rsid="004aec86" officeooo:paragraph-rsid="004aec86"/>
    </style:style>
    <style:style style:name="P21" style:family="paragraph" style:parent-style-name="Standard">
      <style:paragraph-properties fo:text-align="justify" style:justify-single-word="false"/>
      <style:text-properties fo:language="fr" fo:country="FR" style:text-underline-style="none" officeooo:rsid="004af9d5" officeooo:paragraph-rsid="004af9d5"/>
    </style:style>
    <style:style style:name="P22" style:family="paragraph" style:parent-style-name="Standard">
      <style:paragraph-properties fo:text-align="justify" style:justify-single-word="false"/>
      <style:text-properties fo:language="fr" fo:country="FR" officeooo:rsid="000b3536" officeooo:paragraph-rsid="000b3536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Liberation Serif" fo:font-size="12pt" fo:language="fr" fo:country="FR" style:text-underline-style="none" officeooo:rsid="000b3536" officeooo:paragraph-rsid="001ba44f" style:font-size-asian="12pt" style:font-size-complex="12pt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Liberation Serif" fo:font-size="12pt" fo:language="fr" fo:country="FR" style:text-underline-style="none" officeooo:rsid="00119502" officeooo:paragraph-rsid="001ba44f" style:font-size-asian="12pt" style:font-size-complex="12pt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Liberation Serif" fo:font-size="12pt" fo:language="fr" fo:country="FR" style:text-underline-style="none" officeooo:rsid="001d3839" officeooo:paragraph-rsid="001d3839" style:font-size-asian="12pt" style:font-size-complex="12pt"/>
    </style:style>
    <style:style style:name="T1" style:family="text">
      <style:text-properties officeooo:rsid="00204108"/>
    </style:style>
    <style:style style:name="T2" style:family="text">
      <style:text-properties officeooo:rsid="0006ab37"/>
    </style:style>
    <style:style style:name="T3" style:family="text">
      <style:text-properties officeooo:rsid="0020fca9"/>
    </style:style>
    <style:style style:name="T4" style:family="text">
      <style:text-properties officeooo:rsid="0010507f"/>
    </style:style>
    <style:style style:name="T5" style:family="text">
      <style:text-properties officeooo:rsid="00062dfb"/>
    </style:style>
    <style:style style:name="T6" style:family="text">
      <style:text-properties officeooo:rsid="001a5e77"/>
    </style:style>
    <style:style style:name="T7" style:family="text">
      <style:text-properties style:font-name="Liberation Serif" fo:font-size="12pt" officeooo:rsid="00119502" style:font-size-asian="12pt" style:font-size-complex="12pt"/>
    </style:style>
    <style:style style:name="T8" style:family="text">
      <style:text-properties style:font-name="Liberation Serif" fo:font-size="12pt" officeooo:rsid="00379af6" style:font-size-asian="12pt" style:font-size-complex="12pt"/>
    </style:style>
    <style:style style:name="T9" style:family="text">
      <style:text-properties style:font-name="Liberation Serif" fo:font-size="12pt" officeooo:rsid="00387433" style:font-size-asian="12pt" style:font-size-complex="12pt"/>
    </style:style>
    <style:style style:name="T10" style:family="text">
      <style:text-properties style:font-name="Liberation Serif" fo:font-size="12pt" officeooo:rsid="0039c7ae" style:font-size-asian="12pt" style:font-size-complex="12pt"/>
    </style:style>
    <style:style style:name="T11" style:family="text">
      <style:text-properties style:font-name="Liberation Serif" fo:font-size="12pt" officeooo:rsid="003b345c" style:font-size-asian="12pt" style:font-size-complex="12pt"/>
    </style:style>
    <style:style style:name="T12" style:family="text">
      <style:text-properties style:font-name="Liberation Serif" fo:font-size="12pt" officeooo:rsid="003d0aac" style:font-size-asian="12pt" style:font-size-complex="12pt"/>
    </style:style>
    <style:style style:name="T13" style:family="text">
      <style:text-properties style:font-name="Liberation Serif" fo:font-size="12pt" officeooo:rsid="003d92ec" style:font-size-asian="12pt" style:font-size-complex="12pt"/>
    </style:style>
    <style:style style:name="T14" style:family="text">
      <style:text-properties style:font-name="Liberation Serif" fo:font-size="12pt" officeooo:rsid="003dd97d" style:font-size-asian="12pt" style:font-size-complex="12pt"/>
    </style:style>
    <style:style style:name="T15" style:family="text">
      <style:text-properties officeooo:rsid="0026b2bc"/>
    </style:style>
    <style:style style:name="T16" style:family="text">
      <style:text-properties officeooo:rsid="00370c6c"/>
    </style:style>
    <style:style style:name="T17" style:family="text">
      <style:text-properties officeooo:rsid="00379af6"/>
    </style:style>
    <style:style style:name="T18" style:family="text">
      <style:text-properties officeooo:rsid="00387433"/>
    </style:style>
    <style:style style:name="T19" style:family="text">
      <style:text-properties officeooo:rsid="003b345c"/>
    </style:style>
    <style:style style:name="T20" style:family="text">
      <style:text-properties officeooo:rsid="003b928a"/>
    </style:style>
    <style:style style:name="T21" style:family="text">
      <style:text-properties officeooo:rsid="003e26a9"/>
    </style:style>
    <style:style style:name="T22" style:family="text">
      <style:text-properties officeooo:rsid="00463c9f"/>
    </style:style>
    <style:style style:name="T23" style:family="text">
      <style:text-properties officeooo:rsid="004782ee"/>
    </style:style>
    <style:style style:name="T2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8">TP<text:span text:style-name="T23">6</text:span></text:p>
      <text:p text:style-name="P5"/>
      <text:p text:style-name="P22"><text:span text:style-name="T24">Architecture : </text:span></text:p>
      <text:p text:style-name="P6"/>
      <text:list xml:id="list1659964651857885505" text:style-name="L1">
        <text:list-item>
          <text:p text:style-name="P9">config.h : contient le nombre magique 10</text:p>
          <text:p text:style-name="P9"/>
        </text:list-item>
        <text:list-item>
          <text:p text:style-name="P10">diskJoin : (.h et .c) : permet de faire <text:span text:style-name="T16">le nestedLoop dans chaque dossier</text:span></text:p>
          <text:p text:style-name="P11"/>
        </text:list-item>
        <text:list-item>
          <text:p text:style-name="P13"><text:span text:style-name="T17">generate : (.h et .c) : </text:span><text:span text:style-name="T8">permet de générer les fichiers pour le nestedLoop et pour le hash</text:span></text:p>
          <text:p text:style-name="P23"/>
        </text:list-item>
        <text:list-item>
          <text:p text:style-name="P13"><text:span text:style-name="T18">graceHashJoin : (.h et .c) : </text:span><text:span text:style-name="T9">permet de faire </text:span><text:span text:style-name="T10">les</text:span><text:span text:style-name="T9"> diskJoin pour le grace Hash Join</text:span></text:p>
          <text:p text:style-name="P24"/>
        </text:list-item>
        <text:list-item>
          <text:p text:style-name="P13"><text:span text:style-name="T19">inode : (.h et .c) :</text:span><text:span text:style-name="T7"> </text:span><text:span text:style-name="T11">permet de gérer les fichiers </text:span><text:span text:style-name="T12">(savoir combien il y en a dans un </text:span><text:span text:style-name="T14">répertoire</text:span><text:span text:style-name="T12">, </text:span><text:span text:style-name="T13">concatener le nom du fichier en fonction des dossiers, ...</text:span><text:span text:style-name="T12">)</text:span></text:p>
          <text:list>
            <text:list-header>
              <text:p text:style-name="P25"/>
            </text:list-header>
          </text:list>
        </text:list-item>
        <text:list-item>
          <text:p text:style-name="P14"><text:span text:style-name="T20">inOut : (.h et .c) : permet de gérer l'écriture et la lecture dans les fichiers</text:span></text:p>
          <text:p text:style-name="P14"/>
        </text:list-item>
        <text:list-item>
          <text:p text:style-name="P9"><text:span text:style-name="T21">nestedLoop</text:span> : (.h et .c) : permet de <text:span text:style-name="T21">faire un nestedLoop entre deux blocks</text:span></text:p>
          <text:p text:style-name="P16"/>
        </text:list-item>
        <text:list-item>
          <text:p text:style-name="P15">tabGenerator : (.h et .c) : permet de générer les tableaux de 256 shorts avec 32 occurrences identiques</text:p>
          <text:p text:style-name="P14"/>
        </text:list-item>
        <text:list-item>
          <text:p text:style-name="P12"><text:span text:style-name="T6">m</text:span>ain.c : permettant de faire les appels des autres fonctions <text:span text:style-name="T15">en fonction du tp.</text:span></text:p>
        </text:list-item>
      </text:list>
      <text:p text:style-name="P7"/>
      <text:p text:style-name="P17"/>
      <text:p text:style-name="P18">Le découpage permet de réutiliser le même algorithme pour faire le nestedLoop pour le cas normal et pour faire le nestedLoop dans chaque dossier.</text:p>
      <text:p text:style-name="P18"/>
      <text:p text:style-name="P19">Le script compare.sh permet de comparer les deux fichiers obtenus pour avoir leur différence. Pour <text:span text:style-name="T22">l’exécution</text:span> $./compare.sh RS/RSN0.txt RSH/RSH0.txt.</text:p>
      <text:p text:style-name="P19"/>
      <text:p text:style-name="P20">Nous obtenons les résultats suivants :</text:p>
      <text:p text:style-name="P20"/>
      <text:p text:style-name="P20">Grace Hash : Read : 103 et Write : 1</text:p>
      <text:p text:style-name="P20">Nested Loop : Read : 677 et Write : 4</text:p>
      <text:p text:style-name="P20"/>
      <text:p text:style-name="P20">Avec une différence entre les output et un modulo de 10 dans la fonction de hash</text:p>
      <text:p text:style-name="P20"/>
      <text:p text:style-name="P21">Le nombre de lecture n'est pas optimal, et mettant un modulo de 40, le nombre de lecture descend à 20 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62dfb" officeooo:paragraph-rsid="00062dfb"/>
    </style:style>
    <style:style style:name="MP2" style:family="paragraph" style:parent-style-name="Header">
      <style:text-properties officeooo:rsid="00062dfb" officeooo:paragraph-rsid="0020fca9"/>
    </style:style>
    <style:style style:name="MP3" style:family="paragraph" style:parent-style-name="Header">
      <style:text-properties officeooo:rsid="0021ea57" officeooo:paragraph-rsid="0021ea57"/>
    </style:style>
    <style:style style:name="MP4" style:family="paragraph" style:parent-style-name="Standard">
      <style:paragraph-properties fo:text-align="start" style:justify-single-word="false"/>
      <style:text-properties fo:language="fr" fo:country="FR" officeooo:rsid="000470e1" officeooo:paragraph-rsid="002281fc"/>
    </style:style>
    <style:style style:name="MT1" style:family="text">
      <style:text-properties officeooo:rsid="00204108"/>
    </style:style>
    <style:style style:name="MT2" style:family="text">
      <style:text-properties officeooo:rsid="004782ee"/>
    </style:style>
    <style:style style:name="MT3" style:family="text">
      <style:text-properties officeooo:rsid="0006ab37"/>
    </style:style>
    <style:style style:name="MT4" style:family="text">
      <style:text-properties officeooo:rsid="0020fca9"/>
    </style:style>
    <style:style style:name="MT5" style:family="text">
      <style:text-properties officeooo:rsid="0010507f"/>
    </style:style>
    <style:style style:name="MT6" style:family="text">
      <style:text-properties officeooo:rsid="00062d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LBEZ Samuel &amp; </text:span>JACQUETTE Pierrick<text:tab/><text:tab/>TP n°<text:span text:style-name="MT2">6</text:span> <text:span text:style-name="MT3">du 17/11/2017</text:span> </text:p>
        <text:p text:style-name="MP2"><text:span text:style-name="MT4">samuel.elbe@gmail.com <text:s/>&amp; pierrick.jacquette@gmail.com</text:span><text:tab/><text:span text:style-name="MT2">Grace Hash Join</text:span> </text:p>
        <text:p text:style-name="MP3">21200353 &amp; 21305551</text:p>
      </style:header>
      <style:footer>
        <text:p text:style-name="MP4">Conception <text:span text:style-name="MT5">Av</text:span>ancée de Bases de Données<text:tab/><text:tab/><text:tab/><text:tab/><text:tab/><text:tab/><text:span text:style-name="MT6">2017-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ick </meta:initial-creator>
    <meta:creation-date>2017-10-13T20:36:13.861916564</meta:creation-date>
    <meta:generator>LibreOffice/4.2.8.2$Linux_X86_64 LibreOffice_project/420m0$Build-2</meta:generator>
    <dc:date>2017-11-18T21:13:07.010304111</dc:date>
    <meta:editing-duration>PT1H43M29S</meta:editing-duration>
    <meta:editing-cycles>75</meta:editing-cycles>
    <dc:creator>pierrick </dc:creator>
    <meta:document-statistic meta:table-count="0" meta:image-count="0" meta:object-count="0" meta:page-count="1" meta:paragraph-count="30" meta:word-count="298" meta:character-count="1597" meta:non-whitespace-character-count="1326"/>
  </office:meta>
</office:document-meta>
</file>